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0.75cm" fo:min-width="2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8cm" fo:min-width="0.60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7cm" fo:min-width="0.6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6cm" fo:min-width="0.602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5cm" fo:min-width="0.602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5cm" fo:min-width="0.602cm"/>
    </style:style>
    <style:style style:name="gr7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99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2.757cm"/>
    </style:style>
    <style:style style:name="gr11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009900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color="#009900" fo:font-size="54pt" style:font-size-asian="54pt" style:font-size-complex="54pt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ff" style:text-position="sub 58%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9900" style:font-name="DejaVu Sans2" fo:font-size="54pt" style:font-name-asian="DejaVu Sans2" style:font-size-asian="54pt" style:font-name-complex="DejaVu Sans2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21cm" svg:x="17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10.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3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2.6cm" svg:y="1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02cm" svg:height="2.746cm" svg:x="9.487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102cm" svg:height="2.75cm" svg:x="2.6cm" svg:y="9.5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102cm" svg:height="2.75cm" svg:x="2.6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102cm" svg:height="2.747cm" svg:x="2.6cm" svg:y="3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9.487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02cm" svg:height="2.75cm" svg:x="9.487cm" svg:y="9.5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1.102cm" svg:height="2.75cm" svg:x="9.487cm" svg:y="5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2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16.098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.102cm" svg:height="2.75cm" svg:x="16.098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02cm" svg:height="2.747cm" svg:x="16.098cm" svg:y="3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16.05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702cm" svg:y1="10.914cm" svg:x2="9.487cm" svg:y2="7.335cm" draw:start-shape="id1" draw:start-glue-point="1" draw:end-shape="id2" draw:end-glue-point="3" svg:d="M3702 10914l5785-3579" svg:viewBox="0 0 5786 3580">
          <text:p/>
        </draw:connector>
        <draw:connector draw:style-name="gr7" draw:text-style-name="P1" draw:layer="layout" draw:type="line" svg:x1="3.702cm" svg:y1="7.711cm" svg:x2="9.487cm" svg:y2="7.335cm" draw:start-shape="id3" draw:start-glue-point="1" draw:end-shape="id2" draw:end-glue-point="3" svg:d="M3702 7711l5785-376" svg:viewBox="0 0 5786 377">
          <text:p/>
        </draw:connector>
        <draw:connector draw:style-name="gr8" draw:text-style-name="P1" draw:layer="layout" draw:type="line" svg:x1="3.702cm" svg:y1="4.505cm" svg:x2="9.487cm" svg:y2="7.335cm" draw:start-shape="id4" draw:start-glue-point="1" draw:end-shape="id2" draw:end-glue-point="3" svg:d="M3702 4505l5785 2830" svg:viewBox="0 0 5786 2831">
          <text:p/>
        </draw:connector>
        <draw:connector draw:style-name="gr7" draw:text-style-name="P1" draw:layer="layout" draw:type="line" svg:x1="10.589cm" svg:y1="7.335cm" svg:x2="16.098cm" svg:y2="7.711cm" draw:start-shape="id2" draw:start-glue-point="1" draw:end-shape="id5" draw:end-glue-point="3" svg:d="M10589 7335l5509 376" svg:viewBox="0 0 5510 377">
          <text:p/>
        </draw:connector>
        <draw:connector draw:style-name="gr7" draw:text-style-name="P1" draw:layer="layout" draw:type="line" svg:x1="10.589cm" svg:y1="7.335cm" svg:x2="16.098cm" svg:y2="4.505cm" draw:start-shape="id2" draw:start-glue-point="1" draw:end-shape="id6" draw:end-glue-point="3" svg:d="M10589 7335l5509-2830" svg:viewBox="0 0 5510 2831">
          <text:p/>
        </draw:connector>
        <draw:connector draw:style-name="gr9" draw:text-style-name="P1" draw:layer="layout" draw:type="line" svg:x1="9.487cm" svg:y1="7.335cm" svg:x2="0.776cm" svg:y2="8.784cm" draw:start-shape="id2" draw:start-glue-point="3" svg:d="M9487 7335l-8711 1449" svg:viewBox="0 0 8712 1450">
          <text:p/>
        </draw:connector>
        <draw:frame draw:style-name="gr10" draw:text-style-name="P2" draw:layer="layout" svg:width="3.6cm" svg:height="3.007cm" svg:x="5.6cm" svg:y="10.293cm">
          <draw:text-box>
            <text:p><text:span text:style-name="T1">C</text:span><text:span text:style-name="T2">ref</text:span></text:p>
          </draw:text-box>
        </draw:frame>
        <draw:line draw:style-name="gr11" draw:text-style-name="P1" draw:layer="layout" svg:x1="5.7cm" svg:y1="10.393cm" svg:x2="7.5cm" svg:y2="10.393cm">
          <text:p/>
        </draw:line>
        <draw:path draw:style-name="gr12" draw:text-style-name="P1" draw:layer="layout" svg:width="2.623cm" svg:height="0.665cm" draw:transform="rotate (1.74550378491953) translate (4.996cm 8cm)" svg:viewBox="0 0 2624 666" svg:d="M0 0c1726 0 2624 666 2624 666">
          <text:p/>
        </draw:path>
        <draw:frame draw:style-name="gr13" draw:text-style-name="P3" draw:layer="layout" svg:width="1.7cm" svg:height="2.5cm" svg:x="4.8cm" svg:y="5.4cm">
          <draw:text-box>
            <text:p><text:span text:style-name="T3">θ</text:span></text:p>
          </draw:text-box>
        </draw:frame>
        <draw:frame draw:style-name="gr13" draw:text-style-name="P3" draw:layer="layout" svg:width="1.9cm" svg:height="2.5cm" svg:x="6.7cm" svg:y="3.9cm">
          <draw:text-box>
            <text:p text:style-name="P3"><text:span text:style-name="T3">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21:35:52.943704673</dc:date>
    <dc:creator>rete </dc:creator>
    <meta:editing-duration>PT2H25M34S</meta:editing-duration>
    <meta:editing-cycles>8</meta:editing-cycles>
    <meta:generator>LibreOffice/4.3.3.2$Linux_x86 LibreOffice_project/430m0$Build-2</meta:generator>
    <meta:document-statistic meta:object-count="29"/>
  </office:meta>
</office:document-meta>
</file>